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07cm" style:rel-column-width="26627*"/>
    </style:style>
    <style:style style:name="Tableau1.B" style:family="table-column">
      <style:table-column-properties style:column-width="10.093cm" style:rel-column-width="3890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076558" officeooo:paragraph-rsid="00076558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line-height="150%"/>
      <style:text-properties officeooo:rsid="0004bdb8" officeooo:paragraph-rsid="0004bdb8"/>
    </style:style>
    <style:style style:name="P3" style:family="paragraph" style:parent-style-name="Table_20_Contents">
      <style:text-properties fo:font-weight="bold" officeooo:rsid="0004bdb8" officeooo:paragraph-rsid="0004bdb8" style:font-weight-asian="bold" style:font-weight-complex="bold"/>
    </style:style>
    <style:style style:name="P4" style:family="paragraph" style:parent-style-name="Table_20_Contents">
      <style:text-properties fo:font-weight="bold" officeooo:rsid="0006bc10" officeooo:paragraph-rsid="0006bc10" style:font-weight-asian="bold" style:font-weight-complex="bold"/>
    </style:style>
    <style:style style:name="P5" style:family="paragraph" style:parent-style-name="Table_20_Contents">
      <style:paragraph-properties fo:line-height="150%"/>
    </style:style>
    <style:style style:name="P6" style:family="paragraph" style:parent-style-name="Table_20_Contents">
      <style:text-properties fo:font-weight="bold" officeooo:rsid="0006bc10" officeooo:paragraph-rsid="0006bc10" style:font-weight-asian="bold" style:font-weight-complex="bold"/>
    </style:style>
    <style:style style:name="P7" style:family="paragraph" style:parent-style-name="Table_20_Contents">
      <style:text-properties fo:font-weight="bold" officeooo:rsid="00096ad6" officeooo:paragraph-rsid="00096ad6" style:font-weight-asian="bold" style:font-weight-complex="bold"/>
    </style:style>
    <style:style style:name="P8" style:family="paragraph" style:parent-style-name="Table_20_Contents">
      <style:text-properties fo:font-weight="bold" officeooo:rsid="000ab73a" officeooo:paragraph-rsid="000ab73a" style:font-weight-asian="bold" style:font-weight-complex="bold"/>
    </style:style>
    <style:style style:name="P9" style:family="paragraph" style:parent-style-name="Table_20_Contents">
      <style:paragraph-properties fo:line-height="150%"/>
    </style:style>
    <style:style style:name="P10" style:family="paragraph" style:parent-style-name="Table_20_Contents">
      <style:paragraph-properties fo:line-height="150%"/>
      <style:text-properties officeooo:rsid="00096ad6" officeooo:paragraph-rsid="00096ad6"/>
    </style:style>
    <style:style style:name="P11" style:family="paragraph" style:parent-style-name="Table_20_Contents">
      <style:paragraph-properties fo:line-height="150%"/>
      <style:text-properties officeooo:rsid="000ab73a" officeooo:paragraph-rsid="000ab73a"/>
    </style:style>
    <style:style style:name="P12" style:family="paragraph" style:parent-style-name="Standard">
      <style:text-properties officeooo:rsid="00093700" officeooo:paragraph-rsid="00093700"/>
    </style:style>
    <style:style style:name="P13" style:family="paragraph" style:parent-style-name="Standard">
      <style:text-properties officeooo:rsid="000a3ffd" officeooo:paragraph-rsid="000a3ffd"/>
    </style:style>
    <style:style style:name="P14" style:family="paragraph" style:parent-style-name="Standard">
      <style:text-properties officeooo:rsid="000ab73a" officeooo:paragraph-rsid="000ab73a"/>
    </style:style>
    <style:style style:name="T1" style:family="text">
      <style:text-properties style:text-underline-style="solid" style:text-underline-width="auto" style:text-underline-color="font-color" officeooo:rsid="0006bc10"/>
    </style:style>
    <style:style style:name="T2" style:family="text">
      <style:text-properties officeooo:rsid="0006bc10"/>
    </style:style>
    <style:style style:name="T3" style:family="text">
      <style:text-properties fo:color="#666666"/>
    </style:style>
    <style:style style:name="T4" style:family="text">
      <style:text-properties fo:color="#666666" officeooo:rsid="0006bc10"/>
    </style:style>
    <style:style style:name="T5" style:family="text">
      <style:text-properties officeooo:rsid="00096ad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3ffd"/>
    </style:style>
    <style:style style:name="T8" style:family="text">
      <style:text-properties officeooo:rsid="000ab73a"/>
    </style:style>
    <style:style style:name="T9" style:family="text">
      <style:text-properties officeooo:rsid="000be350"/>
    </style:style>
    <style:style style:name="T10" style:family="text">
      <style:text-properties officeooo:rsid="000cb573"/>
    </style:style>
    <style:style style:name="T11" style:family="text">
      <style:text-properties officeooo:rsid="000ea93f"/>
    </style:style>
    <style:style style:name="T12" style:family="text">
      <style:text-properties officeooo:rsid="001017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LE PLAN DE CONSTRUCTION</text:p>
          </table:table-cell>
          <table:table-cell table:style-name="Tableau1.B1" office:value-type="string">
            <text:p text:style-name="P2">Les matériaux de plusieurs types peuvent être déplacer pour un autre matériau que celui initialement <text:span text:style-name="T2">choisi</text:span> (ex : un matériau F/P posé comme F peut alors devenir P)</text:p>
          </table:table-cell>
        </table:table-row>
        <table:table-row>
          <table:table-cell table:style-name="Tableau1.A2" office:value-type="string">
            <text:p text:style-name="P4">LE RACOL</text:p>
          </table:table-cell>
          <table:table-cell table:style-name="Tableau1.B2" office:value-type="string">
            <text:p text:style-name="P5"><text:span text:style-name="T3">« </text:span><text:span text:style-name="T4">qui vient de poser »</text:span><text:span text:style-name="T2"> → </text:span><text:span text:style-name="T1">« qui a posé lors de son dernier tour »</text:span></text:p>
          </table:table-cell>
        </table:table-row>
        <table:table-row>
          <table:table-cell table:style-name="Tableau1.A2" office:value-type="string">
            <text:p text:style-name="P7">LE PATER NOSTER</text:p>
          </table:table-cell>
          <table:table-cell table:style-name="Tableau1.B2" office:value-type="string">
            <text:p text:style-name="P10">Indiquer « rejouer <text:span text:style-name="T6">sans piocher</text:span> »</text:p>
          </table:table-cell>
        </table:table-row>
        <table:table-row>
          <table:table-cell table:style-name="Tableau1.A2" office:value-type="string">
            <text:p text:style-name="P8">PACOTILLEUSE</text:p>
          </table:table-cell>
          <table:table-cell table:style-name="Tableau1.B2" office:value-type="string">
            <text:p text:style-name="P11">Défaussée ou récupérée dans la main ?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5"/>
          </table:table-cell>
        </table:table-row>
      </table:table>
      <text:p text:style-name="Standard"/>
      <text:p text:style-name="P12">Missions : </text:p>
      <text:p text:style-name="P12">- changer mission Edit de Nantes</text:p>
      <text:p text:style-name="P12">- Dans la mission « avoir 3 cases d'écart avec le château le <text:span text:style-name="T5">moins rempli » indiquer seulement « 2 cases d'écart »</text:span></text:p>
      <text:p text:style-name="P12"/>
      <text:p text:style-name="P13">Cartes :</text:p>
      <text:p text:style-name="P13">- Renforts « vous pouvez » sur cette carte et pas sur l'autre (Linteau)...</text:p>
      <text:p text:style-name="P12">- <text:span text:style-name="T7">Quincaillier : « au moment où l'action est jouée » (à voir, à vérifier…)</text:span></text:p>
      <text:p text:style-name="P12">- <text:span text:style-name="T8">Révélation et Vestibule ont le même texte...</text:span></text:p>
      <text:p text:style-name="P12"/>
      <text:p text:style-name="P13">Règle du jeu :</text:p>
      <text:p text:style-name="P13">- <text:span text:style-name="T8">Dire qu'attaquer ne peut se faire qu'avec un carte action (pas avec une spéciale)</text:span></text:p>
      <text:p text:style-name="P13">- <text:span text:style-name="T8">Définir quand les autres joueurs piochent… (vérifier dans la règle)</text:span></text:p>
      <text:p text:style-name="P13">Variantes :</text:p>
      <text:p text:style-name="P13">- a deux (4 missions : 2 royales, 2 princières) une seule est obligatoire (en « rapide » je suppose…)</text:p>
      <text:p text:style-name="P13">Missions :</text:p>
      <text:p text:style-name="P13">- égalités non permises</text:p>
      <text:p text:style-name="P13">- indiquer la répartition des cartes</text:p>
      <text:p text:style-name="P13">- <text:span text:style-name="T10">Jouer par équipe ! (un château par équipe par ex)</text:span></text:p>
      <text:p text:style-name="P12"/>
      <text:p text:style-name="P13">Idées :</text:p>
      <text:p text:style-name="P13">- Cartes spéciales « secrètes » qu'on mettrait face cachée ds la zone spéciale</text:p>
      <text:p text:style-name="P13">- <text:span text:style-name="T8">Une carte : « Echanger le stock d'un joueur avec celui d'un autre joueur »</text:span></text:p>
      <text:p text:style-name="P13"/>
      <text:p text:style-name="P14">Autres :</text:p>
      <text:p text:style-name="P14">- enlever « château » sur les châteaux</text:p>
      <text:p text:style-name="P12">- <text:span text:style-name="T8">deux double attaques peuvent-elles être utilisées ensemble ?</text:span></text:p>
      <text:p text:style-name="P12">- <text:span text:style-name="T9">Ajouter des cartes actions qui agissent par « surprise » (quand ce n'est pas à notre tour de jouer) ???</text:span></text:p>
      <text:p text:style-name="P12">- <text:span text:style-name="T10">Faire attention que les matériaux des actions/ matériaux de dbt de partie attaquent en fin de partie</text:span></text:p>
      <text:p text:style-name="P12">- <text:span text:style-name="T10">Autre règle pour les missions (peut-être que ça peut être une variante) : comme au tarot : on fait un contrat : sur les cinq missions on dit qu'on va en réaliser 3 par exemple. En fonction de la difficulté du pari et de sa réussite ou son échec on marque des points en plus.</text:span></text:p>
      <text:p text:style-name="P12">- <text:span text:style-name="T11">Au début : choisir de faire passer une mission dans la main du joueur de gauche, pareil pour lui (ça fait tourner les missions)</text:span></text:p>
      <text:p text:style-name="P12">- <text:span text:style-name="T11">Au début : idée de « jeter » une de ses missions au centre de la table (puis chacun fait son marché)…</text:span></text:p>
      <text:p text:style-name="P12"><text:soft-page-break/>- <text:span text:style-name="T11">Pour diminuer l'aléatoire : On choisi de piocher une carte dans la pioche (qui est face cachée ou face découverte) / Avoir plus de cartes en mains ???</text:span></text:p>
      <text:p text:style-name="P12">- <text:span text:style-name="T12">Sur le texte des cartes : limiter le vocabulaire employé et être rigoreux sur la cohérence des cartes (titres p/r contenu) ex : le couvreur peut changer une pierre en fondation ???</text:span></text:p>
      <text:p text:style-name="P12">- <text:span text:style-name="T12">Idée d'avoir des château qui dès le départ ont un pouvoir spécifique</text:span></text:p>
      <text:p text:style-name="P12">- <text:span text:style-name="T12">Idée de stocker les cartes dans un ordre (1, 2, 3) et on doit les jouer dans cet ordre quand on joue le stock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76558" officeooo:paragraph-rsid="00076558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RTES MODIFIE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5:41:34.979774000</meta:creation-date>
    <dc:date>2015-01-23T18:41:12.239101000</dc:date>
    <meta:editing-duration>PT2H29M12S</meta:editing-duration>
    <meta:editing-cycles>9</meta:editing-cycles>
    <meta:generator>LibreOffice/4.3.1.2$MacOSX_X86_64 LibreOffice_project/958349dc3b25111dbca392fbc281a05559ef6848</meta:generator>
    <meta:document-statistic meta:table-count="1" meta:image-count="0" meta:object-count="0" meta:page-count="2" meta:paragraph-count="40" meta:word-count="509" meta:character-count="2629" meta:non-whitespace-character-count="2159"/>
  </office:meta>
</office:document-meta>
</file>